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f75" officeooo:paragraph-rsid="00040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1 Homework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48:45.984438506</meta:creation-date>
    <dc:date>2018-09-09T14:50:51.503981508</dc:date>
    <meta:editing-duration>PT2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1" meta:non-whitespace-character-count="16"/>
  </office:meta>
</office:document-meta>
</file>